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16214">
            <text:p>￥16,21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x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1">
            <text:p>7月2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512">
            <text:p>￥1,512</text:p>
          </table:table-cell>
          <table:table-cell table:style-name="ce12" office:value-type="string">
            <text:p>ﾚﾓﾝﾃｨｰ,寿司,もずく,ｼﾘｱﾙ,酎ﾊｲ,ｿｰｾｰｼﾞ,駄菓子</text:p>
          </table:table-cell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2018/08/21</text:date>, <text:time>21:4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21T21:48:55</dc:date>
    <dc:creator>鈴木 豊樹</dc:creator>
    <meta:editing-duration>P1DT7H8M39S</meta:editing-duration>
    <meta:editing-cycles>172</meta:editing-cycles>
    <meta:generator>OpenOffice/4.1.5$Unix OpenOffice.org_project/415m1$Build-9789</meta:generator>
    <meta:document-statistic meta:table-count="8" meta:cell-count="1017" meta:object-count="0"/>
  </office:meta>
</office:document-meta>
</file>